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3.81cm" svg:x="1cm" svg:y="10.525cm">
          <text:p text:style-name="P1"/>
          <text:p text:style-name="P1"/>
          <text:p text:style-name="P1"/>
          <text:p text:style-name="P1"/>
          <text:p text:style-name="P1">lib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65cm" svg:height="1.27cm" svg:x="1cm" svg:y="9.255cm">
          <text:p text:style-name="P1">mwts-filesys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2.54cm" svg:x="1cm" svg:y="10.525cm">
          <text:p text:style-name="P1"/>
          <text:p text:style-name="P1"/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85cm" svg:height="1.27cm" svg:x="1cm" svg:y="10.525cm">
          <text:p text:style-name="P1">mwts-comm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1.27cm" svg:x="1cm" svg:y="14.33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1.27cm" svg:x="1cm" svg:y="15.605cm">
          <text:p text:style-name="P1">Hw platform &amp; firmwa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65cm" svg:height="2.54cm" svg:x="1cm" svg:y="4.175cm">
          <text:p text:style-name="P2"><text:tab/>MIN scripter 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27cm" svg:x="1cm" svg:y="4.81cm">
          <text:p text:style-name="P1">MIN scrip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65cm" svg:height="1.905cm" svg:x="1cm" svg:y="1cm">
          <text:p text:style-name="P1">MI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35cm" svg:y1="2.905cm" svg:x2="7.35cm" svg:y2="4.175cm">
          <text:p/>
        </draw:line>
        <draw:line draw:style-name="gr5" draw:text-style-name="P1" draw:layer="layout" svg:x1="6.715cm" svg:y1="4.175cm" svg:x2="6.715cm" svg:y2="2.905cm">
          <text:p/>
        </draw:line>
        <draw:custom-shape draw:style-name="gr6" draw:text-style-name="P1" draw:layer="layout" svg:width="0.635cm" svg:height="0.635cm" svg:x="13.7cm" svg:y="10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0.635cm" svg:x="13.7cm" svg:y="11.79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5.015cm" svg:height="0.962cm" svg:x="14.4cm" svg:y="10.525cm">
          <draw:text-box>
            <text:p>mwts-filesystem</text:p>
          </draw:text-box>
        </draw:frame>
        <draw:frame draw:style-name="gr8" draw:layer="layout" svg:width="5.51cm" svg:height="0.962cm" svg:x="14.335cm" svg:y="11.795cm">
          <draw:text-box>
            <text:p>system under test</text:p>
          </draw:text-box>
        </draw:frame>
        <draw:custom-shape draw:style-name="gr3" draw:text-style-name="P1" draw:layer="layout" svg:width="12.065cm" svg:height="1.27cm" svg:x="1cm" svg:y="7.985cm">
          <text:p text:style-name="P1">Min test process (tmc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cm" svg:y1="6.08cm" svg:x2="2.27cm" svg:y2="10.525cm">
          <text:p/>
        </draw:line>
        <draw:line draw:style-name="gr5" draw:text-style-name="P1" draw:layer="layout" svg:x1="2.905cm" svg:y1="6.08cm" svg:x2="2.905cm" svg:y2="9.255cm">
          <text:p/>
        </draw:line>
        <draw:line draw:style-name="gr5" draw:text-style-name="P1" draw:layer="layout" svg:x1="7.35cm" svg:y1="6.715cm" svg:x2="7.35cm" svg:y2="7.985cm">
          <text:p/>
        </draw:line>
        <draw:line draw:style-name="gr5" draw:text-style-name="P1" draw:layer="layout" svg:x1="6.715cm" svg:y1="7.985cm" svg:x2="6.71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6T08:05:01</meta:creation-date>
    <dc:date>2009-10-16T09:04:39</dc:date>
    <meta:editing-duration>PT00H13M41S</meta:editing-duration>
    <meta:editing-cycles>1</meta:editing-cycles>
    <meta:document-statistic meta:object-count="2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